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D0000021DA8F78E087FEA494E.png" manifest:media-type="image/png"/>
  <manifest:file-entry manifest:full-path="Pictures/10003F63000058FD000037EA7DEFCBA9F15AF562.svg" manifest:media-type="image/svg+xml"/>
  <manifest:file-entry manifest:full-path="Pictures/1000000100000349000002501783994811082A8F.png" manifest:media-type="image/png"/>
  <manifest:file-entry manifest:full-path="Pictures/10006546000056E500003D2FAEC9FB344A815734.svg" manifest:media-type="image/svg+xml"/>
  <manifest:file-entry manifest:full-path="Pictures/10000001000003A4000002184695A2F20459B1DB.png" manifest:media-type="image/png"/>
  <manifest:file-entry manifest:full-path="Pictures/10008351000073DC000042AA6667EF7B3B4DFA8E.svg" manifest:media-type="image/svg+xml"/>
  <manifest:file-entry manifest:full-path="Pictures/100000010000041C000001DB9C5E7121E18F8575.png" manifest:media-type="image/png"/>
  <manifest:file-entry manifest:full-path="Pictures/100037BA00007E320000390D6629067DCB83BFBA.svg" manifest:media-type="image/svg+xml"/>
  <manifest:file-entry manifest:full-path="Pictures/1000000100000418000001DD6765F9F121B0AC7F.png" manifest:media-type="image/png"/>
  <manifest:file-entry manifest:full-path="Pictures/10012A9D0000A15500004962B110ADBD4FE2795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09cm" svg:x="1cm" svg:y="1cm">
          <draw:image xlink:href="Pictures/10012A9D0000A15500004962B110ADBD4FE2795F.svg" xlink:type="simple" xlink:show="embed" xlink:actuate="onLoad" draw:mime-type="image/svg+xml">
            <text:p/>
          </draw:image>
          <draw:image xlink:href="Pictures/1000000100000418000001DD6765F9F121B0AC7F.png" xlink:type="simple" xlink:show="embed" xlink:actuate="onLoad" draw:mime-type="image/png"/>
        </draw:frame>
        <draw:frame draw:style-name="gr2" draw:text-style-name="P2" draw:layer="layout" svg:width="19.589cm" svg:height="8.855cm" svg:x="1.001cm" svg:y="12.782cm">
          <draw:image xlink:href="Pictures/100037BA00007E320000390D6629067DCB83BFBA.svg" xlink:type="simple" xlink:show="embed" xlink:actuate="onLoad" draw:mime-type="image/svg+xml">
            <text:p text:style-name="P2"/>
          </draw:image>
          <draw:image xlink:href="Pictures/100000010000041C000001DB9C5E7121E18F8575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1.27cm" svg:x="1cm" svg:y="1.16cm">
          <draw:image xlink:href="Pictures/10008351000073DC000042AA6667EF7B3B4DFA8E.svg" xlink:type="simple" xlink:show="embed" xlink:actuate="onLoad" draw:mime-type="image/svg+xml">
            <text:p/>
          </draw:image>
          <draw:image xlink:href="Pictures/10000001000003A4000002184695A2F20459B1DB.png" xlink:type="simple" xlink:show="embed" xlink:actuate="onLoad" draw:mime-type="image/png"/>
        </draw:frame>
        <draw:frame draw:style-name="gr1" draw:text-style-name="P1" draw:layer="layout" svg:width="19.589cm" svg:height="13.792cm" svg:x="1.413cm" svg:y="13.065cm">
          <draw:image xlink:href="Pictures/10006546000056E500003D2FAEC9FB344A815734.svg" xlink:type="simple" xlink:show="embed" xlink:actuate="onLoad" draw:mime-type="image/svg+xml">
            <text:p/>
          </draw:image>
          <draw:image xlink:href="Pictures/1000000100000349000002501783994811082A8F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2.307cm" svg:x="0.682cm" svg:y="1.71cm">
          <draw:image xlink:href="Pictures/10003F63000058FD000037EA7DEFCBA9F15AF562.svg" xlink:type="simple" xlink:show="embed" xlink:actuate="onLoad" draw:mime-type="image/svg+xml">
            <text:p/>
          </draw:image>
          <draw:image xlink:href="Pictures/100000010000035D0000021DA8F78E087FEA494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14:21:34.932235258</meta:creation-date>
    <meta:generator>LibreOffice/7.2.5.2$Linux_X86_64 LibreOffice_project/20$Build-2</meta:generator>
    <dc:date>2022-02-04T09:04:39.922256930</dc:date>
    <meta:editing-duration>PT7S</meta:editing-duration>
    <meta:editing-cycles>2</meta:editing-cycles>
    <meta:document-statistic meta:object-count="5"/>
  </office:meta>
</office:document-meta>
</file>